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Text_20_body">
      <style:text-properties fo:font-size="15pt" style:font-size-asian="15pt" style:font-size-complex="15pt"/>
    </style:style>
    <style:style style:name="P3" style:family="paragraph" style:parent-style-name="Text_20_body">
      <style:text-properties fo:font-size="15pt" fo:language="en" fo:country="US" style:font-size-asian="15pt" style:font-size-complex="15pt"/>
    </style:style>
    <style:style style:name="P4" style:family="paragraph" style:parent-style-name="Frame_20_contents">
      <style:text-properties fo:font-size="15pt" fo:language="en" fo:country="US" style:font-size-asian="15pt" style:font-size-complex="15pt"/>
    </style:style>
    <style:style style:name="P5" style:family="paragraph" style:parent-style-name="Frame_20_contents"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Frame_20_contents">
      <style:paragraph-properties fo:text-align="start" style:justify-single-word="false"/>
      <style:text-properties fo:language="en" fo:country="GB" fo:font-weight="bold" style:font-weight-asian="bold" style:font-weight-complex="bold"/>
    </style:style>
    <style:style style:name="P7" style:family="paragraph" style:parent-style-name="Frame_20_contents">
      <style:paragraph-properties fo:text-align="start" style:justify-single-word="false"/>
      <style:text-properties fo:font-size="13pt" fo:language="en" fo:country="GB" style:font-size-asian="13pt" style:font-size-complex="13pt"/>
    </style:style>
    <style:style style:name="P8" style:family="paragraph" style:parent-style-name="Frame_20_contents">
      <style:paragraph-properties fo:text-align="start" style:justify-single-word="false"/>
      <style:text-properties fo:font-size="13pt" fo:language="en" fo:country="GB" fo:font-weight="bold" style:font-size-asian="13pt" style:font-weight-asian="bold" style:font-size-complex="13pt" style:font-weight-complex="bold"/>
    </style:style>
    <style:style style:name="P9" style:family="paragraph" style:parent-style-name="Frame_20_contents">
      <style:paragraph-properties fo:margin-left="0cm" fo:margin-right="0cm" fo:margin-top="0cm" fo:margin-bottom="0cm" fo:text-align="start" style:justify-single-word="false" fo:orphans="2" fo:widows="2" fo:text-indent="0cm" style:auto-text-indent="fals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fo:color="#222222" style:font-name="Calibri1" fo:letter-spacing="normal" fo:language="en" fo:country="GB" fo:font-style="normal"/>
    </style:style>
    <style:style style:name="T4" style:family="text">
      <style:text-properties fo:font-variant="normal" fo:text-transform="none" fo:color="#222222" style:font-name="Calibri1" fo:font-size="15pt" fo:letter-spacing="normal" fo:language="en" fo:country="GB" fo:font-style="normal" fo:font-weight="normal" style:font-size-asian="15pt" style:font-size-complex="15pt"/>
    </style:style>
    <style:style style:name="T5" style:family="text">
      <style:text-properties style:font-name="Calibri1"/>
    </style:style>
    <style:style style:name="T6" style:family="text">
      <style:text-properties fo:font-size="13pt" style:font-size-asian="13pt" style:font-size-complex="13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Πλαίσιο1" text:anchor-type="paragraph" svg:x="3.886cm" svg:y="0.25cm" svg:width="10.689cm" draw:z-index="0"><draw:text-box fo:min-height="1.404cm"><text:p text:style-name="P4"><text:s text:c="2"/><text:span text:style-name="T1">BEGINNING OF THE PROGRAM</text:span></text:p></draw:text-box></draw:frame><draw:frame draw:style-name="fr1" draw:name="Πλαίσιο2" text:anchor-type="paragraph" svg:x="0.72cm" svg:y="1.951cm" svg:width="17.671cm" draw:z-index="1"><draw:text-box fo:min-height="5.38cm"><text:p text:style-name="P2"><text:span text:style-name="T2">USE OF THE</text:span> <text:span text:style-name="T2">SERVO LIBRARY</text:span></text:p><text:p text:style-name="P2"><text:span text:style-name="T2">DEFINITION OF</text:span> <text:s/><text:span text:style-name="T2">THE PINS</text:span> <text:span text:style-name="T2">FOR DOWN</text:span>-<text:span text:style-name="T2">HORIZONTAL</text:span> <text:span text:style-name="T2">SERVO</text:span>  <text:span text:style-name="T2">AND</text:span> <text:span text:style-name="T2">FEEDBACK</text:span>  <text:span text:style-name="T2">ANALOG</text:span> <text:span text:style-name="T2">PIN</text:span> <text:span text:style-name="T2">AND ITS LIMITS</text:span></text:p><text:p text:style-name="P2"><text:span text:style-name="T2">DEFINITION OF THE</text:span> <text:span text:style-name="T2">PINS</text:span> <text:span text:style-name="T2">FOR UP</text:span>-<text:span text:style-name="T2">VERTICAL</text:span>  <text:span text:style-name="T2">SERVO</text:span>  <text:span text:style-name="T2">AND</text:span> <text:span text:style-name="T2">FEEDBACK</text:span>  <text:span text:style-name="T2">ANALOG</text:span> <text:span text:style-name="T2">PIN</text:span> <text:span text:style-name="T2">AND ITS</text:span> <text:span text:style-name="T2">LIMITS</text:span></text:p><text:p text:style-name="P2"><text:span text:style-name="T2">DEFINITIONS</text:span> <text:span text:style-name="T2">ANALOG</text:span> <text:span text:style-name="T2">PINS</text:span> <text:span text:style-name="T2">FOR THE LDR SENSORS</text:span></text:p><text:p text:style-name="Frame_20_contents"/></draw:text-box></draw:frame><draw:frame draw:style-name="fr1" draw:name="Πλαίσιο3" text:anchor-type="paragraph" svg:x="2.94cm" svg:y="8.28cm" svg:width="12.869cm" svg:height="4.073cm" style:rel-height="15%" draw:z-index="2"><draw:text-box><text:p text:style-name="P2"><text:span text:style-name="T2">VOID SETUP (RUNS ONCE)</text:span></text:p><text:p text:style-name="P3">START OF THE SERIAL MONITOR</text:p><text:p text:style-name="P3">horizontal SERVO.attach PIN </text:p><text:p text:style-name="P2">  <text:span text:style-name="T2">vertical SERVO.attach PIN </text:span></text:p><text:p text:style-name="Text_20_body"><text:span text:style-name="T2"/></text:p><text:p text:style-name="Frame_20_contents"/></draw:text-box></draw:frame><draw:frame draw:style-name="fr1" draw:name="Πλαίσιο4" text:anchor-type="paragraph" svg:x="0.434cm" svg:y="12.518cm" svg:width="17.521cm" draw:z-index="3"><draw:text-box fo:min-height="15.905cm"><text:p text:style-name="P2"><text:span text:style-name="T2">VOID LOOP</text:span> (<text:span text:style-name="T2">REPETS ITSELF</text:span>)</text:p><text:p text:style-name="P2"><text:span text:style-name="T2">MAP OF THE ANGLES THAT WAS CREATED SURING THE CALIBRATION</text:span> <text:span text:style-name="T2">TO COLLECT THE DATE FOR : <text:s text:c="4"/></text:span>Α)<text:span text:style-name="T2">THE AZIMUTH</text:span></text:p><text:p text:style-name="P2"><text:span text:style-name="T2"><text:s text:c="50"/>B</text:span>)<text:span text:style-name="T2">THE ALTITUDE</text:span></text:p><text:p text:style-name="P2"><draw:frame draw:style-name="fr1" draw:name="Πλαίσιο5" text:anchor-type="paragraph" svg:x="2.679cm" svg:y="0.201cm" svg:width="11.282cm" draw:z-index="4"><draw:text-box fo:min-height="2.044cm"><text:p text:style-name="P5"><text:span text:style-name="T2">DATA COLLECTION FROM THE LDR SENSORS AND </text:span><text:line-break/><text:span text:style-name="T3">AVERAGE PRICE CALCULATION</text:span><text:span text:style-name="T5"> </text:span><text:s/></text:p></draw:text-box></draw:frame><text:span text:style-name="T2"/></text:p><text:p text:style-name="P2"><text:span text:style-name="T2"/></text:p><text:p text:style-name="Frame_20_contents"><draw:frame draw:style-name="fr1" draw:name="Πλαίσιο6" text:anchor-type="paragraph" svg:x="0.492cm" svg:y="0.847cm" svg:width="7.329cm" draw:z-index="5"><draw:text-box fo:min-height="8.791cm"><text:p text:style-name="P9"><draw:frame draw:style-name="fr1" draw:name="Πλαίσιο7" text:anchor-type="paragraph" svg:x="0.439cm" svg:y="2.526cm" svg:width="5.74cm" draw:z-index="6"><draw:text-box fo:min-height="3.593cm"><text:p text:style-name="P6"><text:span text:style-name="T6">IF UP&gt;DOWN</text:span></text:p><text:p text:style-name="P7">VERT. SERVO → NORTH (UP)</text:p><text:p text:style-name="P8">IF DOWN&gt;UP</text:p><text:p text:style-name="P7">VERT. SERVO → SOUTH (DOWN)</text:p></draw:text-box></draw:frame><text:span text:style-name="T4">IF THE UP-DOWN LDRS HAVE A BIGGER DIFFERENCE THAN ALLOWED.</text:span></text:p><text:p text:style-name="P9"><text:span text:style-name="T4"/></text:p><text:p text:style-name="P9"><text:span text:style-name="T4"/></text:p><text:p text:style-name="P9"><text:span text:style-name="T4"/></text:p><text:p text:style-name="P9"><text:span text:style-name="T4"/></text:p><text:p text:style-name="P9"><text:span text:style-name="T4"/></text:p><text:p text:style-name="P9"><text:span text:style-name="T4"/></text:p><text:p text:style-name="P9"><text:span text:style-name="T4"/></text:p><text:p text:style-name="P9"><text:span text:style-name="T4">COLLECT THE DATE OF THE AZIMUTH AND ALTITUDE</text:span></text:p></draw:text-box></draw:frame><draw:frame draw:style-name="fr1" draw:name="Πλαίσιο8" text:anchor-type="paragraph" svg:x="8.61cm" svg:y="0.82cm" svg:width="7.329cm" draw:z-index="7"><draw:text-box fo:min-height="8.791cm"><text:p text:style-name="P9"><draw:frame draw:style-name="fr1" draw:name="Πλαίσιο9" text:anchor-type="paragraph" svg:x="0.439cm" svg:y="2.526cm" svg:width="5.951cm" draw:z-index="8"><draw:text-box fo:min-height="3.888cm"><text:p text:style-name="P6"><text:span text:style-name="T6">IF RIGHT&gt;LEFT</text:span></text:p><text:p text:style-name="P7">HORIZ. SERVO → EAST(RIGHT)</text:p><text:p text:style-name="P8">IF LEFT&gt;RIGHT</text:p><text:p text:style-name="P7">VERT. SERVO → WEST (LEFT)</text:p></draw:text-box></draw:frame><text:span text:style-name="T4">IF THE RIGHT-LEFT LDRS HAVE A BIGGER DIFFERENCE THAN ALLOWED.</text:span></text:p><text:p text:style-name="P9"><text:span text:style-name="T4"/></text:p><text:p text:style-name="P9"><text:span text:style-name="T4"/></text:p><text:p text:style-name="P9"><text:span text:style-name="T4"/></text:p><text:p text:style-name="P9"><text:span text:style-name="T4"/></text:p><text:p text:style-name="P9"><text:span text:style-name="T4"/></text:p><text:p text:style-name="P9"><text:span text:style-name="T4"/></text:p><text:p text:style-name="P9"><text:span text:style-name="T4"/></text:p><text:p text:style-name="P9"><text:span text:style-name="T4">COLLECT THE DATE OF THE AZIMUTH AND ALTITUDE</text:span></text:p></draw:text-box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l" fo:country="G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l" fo:country="G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ext" style:family="paragraph" style:parent-style-name="Caption" style:class="extra"/>
    <style:style style:name="Default_20_Paragraph_20_Font" style:display-name="Default Paragraph Font" style:family="text"/>
    <style:style style:name="Κείμενο_20_πλαισίου_20_Char" style:display-name="Κείμενο πλαισίου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215cm" fo:margin-bottom="0.66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18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Text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1</meta:editing-cycles>
    <meta:creation-date>2020-06-06T15:09:00</meta:creation-date>
    <dc:date>2020-06-14T13:24:44.27</dc:date>
    <meta:editing-duration>PT16S</meta:editing-duration>
    <meta:generator>OpenOffice/4.1.7$Win32 OpenOffice.org_project/417m1$Build-9800</meta:generator>
    <meta:document-statistic meta:table-count="0" meta:image-count="0" meta:object-count="0" meta:page-count="1" meta:paragraph-count="25" meta:word-count="156" meta:character-count="987"/>
    <dc:creator>Αθηνα Αθανασακη</dc:cre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